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2972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company</text:p>
          </table:table-cell>
          <table:table-cell office:value-type="string">
            <text:p>Product code / number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office:value-type="string">
            <text:p>Phillips</text:p>
          </table:table-cell>
          <table:table-cell office:value-type="string">
            <text:p>p-5</text:p>
          </table:table-cell>
          <table:table-cell office:value-type="string">
            <text:p>Groningensingel 147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jansen</text:p>
          </table:table-cell>
          <table:table-cell table:number-columns-repeated="1018"/>
        </table:table-row>
        <table:table-row table:style-name="ro1">
          <table:table-cell office:value-type="string">
            <text:p>phillips</text:p>
          </table:table-cell>
          <table:table-cell office:value-type="string">
            <text:p>p-43</text:p>
          </table:table-cell>
          <table:table-cell office:value-type="string">
            <text:p>Groningensingel 148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hansen</text:p>
          </table:table-cell>
          <table:table-cell table:number-columns-repeated="1018"/>
        </table:table-row>
        <table:table-row table:style-name="ro1">
          <table:table-cell office:value-type="string">
            <text:p>philips</text:p>
          </table:table-cell>
          <table:table-cell office:value-type="string">
            <text:p>x-3</text:p>
          </table:table-cell>
          <table:table-cell office:value-type="string">
            <text:p>Groningensingel 149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j. Gansen</text:p>
          </table:table-cell>
          <table:table-cell table:number-columns-repeated="1018"/>
        </table:table-row>
        <table:table-row table:style-name="ro1">
          <table:table-cell office:value-type="string">
            <text:p>phllips</text:p>
          </table:table-cell>
          <table:table-cell office:value-type="string">
            <text:p>x-34</text:p>
          </table:table-cell>
          <table:table-cell office:value-type="string">
            <text:p>Groningensingel 150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mansen</text:p>
          </table:table-cell>
          <table:table-cell table:number-columns-repeated="1018"/>
        </table:table-row>
        <table:table-row table:style-name="ro1">
          <table:table-cell office:value-type="string">
            <text:p>phillps</text:p>
          </table:table-cell>
          <table:table-cell office:value-type="string">
            <text:p>x-12</text:p>
          </table:table-cell>
          <table:table-cell office:value-type="string">
            <text:p>Groningensingel 151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fransen</text:p>
          </table:table-cell>
          <table:table-cell table:number-columns-repeated="1018"/>
        </table:table-row>
        <table:table-row table:style-name="ro1">
          <table:table-cell office:value-type="string">
            <text:p>phillipS</text:p>
          </table:table-cell>
          <table:table-cell office:value-type="string">
            <text:p>p-23</text:p>
          </table:table-cell>
          <table:table-cell office:value-type="string">
            <text:p>Groningensingel 152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franssen</text:p>
          </table:table-cell>
          <table:table-cell table:number-columns-repeated="1018"/>
        </table:table-row>
        <table:table-row table:style-name="ro1">
          <table:table-cell office:value-type="string">
            <text:p>akzo</text:p>
          </table:table-cell>
          <table:table-cell office:value-type="string">
            <text:p>v-43</text:p>
          </table:table-cell>
          <table:table-cell office:value-type="string">
            <text:p>Leeuwardenweg 178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bansen</text:p>
          </table:table-cell>
          <table:table-cell table:number-columns-repeated="1018"/>
        </table:table-row>
        <table:table-row table:style-name="ro1">
          <table:table-cell office:value-type="string">
            <text:p>Akzo</text:p>
          </table:table-cell>
          <table:table-cell office:value-type="string">
            <text:p>v-12</text:p>
          </table:table-cell>
          <table:table-cell office:value-type="string">
            <text:p>Leeuwardenweg 179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vansen</text:p>
          </table:table-cell>
          <table:table-cell table:number-columns-repeated="1018"/>
        </table:table-row>
        <table:table-row table:style-name="ro1">
          <table:table-cell office:value-type="string">
            <text:p>AKZO</text:p>
          </table:table-cell>
          <table:table-cell office:value-type="string">
            <text:p>x-5</text:p>
          </table:table-cell>
          <table:table-cell office:value-type="string">
            <text:p>Leeuwardenweg 180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bransen</text:p>
          </table:table-cell>
          <table:table-cell table:number-columns-repeated="1018"/>
        </table:table-row>
        <table:table-row table:style-name="ro1">
          <table:table-cell office:value-type="string">
            <text:p>akz0</text:p>
          </table:table-cell>
          <table:table-cell office:value-type="string">
            <text:p>p-34</text:p>
          </table:table-cell>
          <table:table-cell office:value-type="string">
            <text:p>Leeuwardenweg 181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dhr p. janssen</text:p>
          </table:table-cell>
          <table:table-cell table:number-columns-repeated="1018"/>
        </table:table-row>
        <table:table-row table:style-name="ro1">
          <table:table-cell office:value-type="string">
            <text:p>ak zo</text:p>
          </table:table-cell>
          <table:table-cell office:value-type="string">
            <text:p>q-5</text:p>
          </table:table-cell>
          <table:table-cell office:value-type="string">
            <text:p>Leeuwardenweg 182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rokken</text:p>
          </table:table-cell>
          <table:table-cell table:number-columns-repeated="1018"/>
        </table:table-row>
        <table:table-row table:style-name="ro1">
          <table:table-cell office:value-type="string">
            <text:p>akzo</text:p>
          </table:table-cell>
          <table:table-cell office:value-type="string">
            <text:p>q-9</text:p>
          </table:table-cell>
          <table:table-cell office:value-type="string">
            <text:p>Leeuwardenweg 183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lokken</text:p>
          </table:table-cell>
          <table:table-cell table:number-columns-repeated="1018"/>
        </table:table-row>
        <table:table-row table:style-name="ro1">
          <table:table-cell office:value-type="string">
            <text:p>akzo</text:p>
          </table:table-cell>
          <table:table-cell office:value-type="string">
            <text:p>x-8</text:p>
          </table:table-cell>
          <table:table-cell office:value-type="string">
            <text:p>Leeuwardenweg 184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mokken</text:p>
          </table:table-cell>
          <table:table-cell table:number-columns-repeated="1018"/>
        </table:table-row>
        <table:table-row table:style-name="ro1">
          <table:table-cell office:value-type="string">
            <text:p>phillips</text:p>
          </table:table-cell>
          <table:table-cell office:value-type="string">
            <text:p>p-56</text:p>
          </table:table-cell>
          <table:table-cell office:value-type="string">
            <text:p>Delfzijlstraat 54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mokken</text:p>
          </table:table-cell>
          <table:table-cell table:number-columns-repeated="1018"/>
        </table:table-row>
        <table:table-row table:style-name="ro1">
          <table:table-cell office:value-type="string">
            <text:p>fillips</text:p>
          </table:table-cell>
          <table:table-cell office:value-type="string">
            <text:p>v-67</text:p>
          </table:table-cell>
          <table:table-cell office:value-type="string">
            <text:p>Delfzijlstraat 55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mokken</text:p>
          </table:table-cell>
          <table:table-cell table:number-columns-repeated="1018"/>
        </table:table-row>
        <table:table-row table:style-name="ro1">
          <table:table-cell office:value-type="string">
            <text:p>phlips</text:p>
          </table:table-cell>
          <table:table-cell office:value-type="string">
            <text:p>v-21</text:p>
          </table:table-cell>
          <table:table-cell office:value-type="string">
            <text:p>Delfzijlstraat 56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mokken</text:p>
          </table:table-cell>
          <table:table-cell table:number-columns-repeated="1018"/>
        </table:table-row>
        <table:table-row table:style-name="ro1">
          <table:table-cell office:value-type="string">
            <text:p>Van Houten</text:p>
          </table:table-cell>
          <table:table-cell office:value-type="string">
            <text:p>x-45</text:p>
          </table:table-cell>
          <table:table-cell office:value-type="string">
            <text:p>Delfzijlstraat 57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sokken</text:p>
          </table:table-cell>
          <table:table-cell table:number-columns-repeated="1018"/>
        </table:table-row>
        <table:table-row table:style-name="ro1">
          <table:table-cell office:value-type="string">
            <text:p>van Houten</text:p>
          </table:table-cell>
          <table:table-cell office:value-type="string">
            <text:p>v-56</text:p>
          </table:table-cell>
          <table:table-cell office:value-type="string">
            <text:p>Delfzijlstraat 58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wokken</text:p>
          </table:table-cell>
          <table:table-cell table:number-columns-repeated="1018"/>
        </table:table-row>
        <table:table-row table:style-name="ro1">
          <table:table-cell office:value-type="string">
            <text:p>van houten</text:p>
          </table:table-cell>
          <table:table-cell office:value-type="string">
            <text:p>v-65</text:p>
          </table:table-cell>
          <table:table-cell office:value-type="string">
            <text:p>Delfzijlstraat 59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kokken</text:p>
          </table:table-cell>
          <table:table-cell table:number-columns-repeated="1018"/>
        </table:table-row>
        <table:table-row table:style-name="ro1">
          <table:table-cell office:value-type="string">
            <text:p>van houten</text:p>
          </table:table-cell>
          <table:table-cell office:value-type="string">
            <text:p>x-21</text:p>
          </table:table-cell>
          <table:table-cell office:value-type="string">
            <text:p>Delfzijlstraat 60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Bokken</text:p>
          </table:table-cell>
          <table:table-cell table:number-columns-repeated="1018"/>
        </table:table-row>
        <table:table-row table:style-name="ro1">
          <table:table-cell office:value-type="string">
            <text:p>Van Houten</text:p>
          </table:table-cell>
          <table:table-cell office:value-type="string">
            <text:p>p-23</text:p>
          </table:table-cell>
          <table:table-cell office:value-type="string">
            <text:p>Delfzijlstraat 61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dokken</text:p>
          </table:table-cell>
          <table:table-cell table:number-columns-repeated="1018"/>
        </table:table-row>
        <table:table-row table:style-name="ro1">
          <table:table-cell office:value-type="string">
            <text:p>unilver</text:p>
          </table:table-cell>
          <table:table-cell office:value-type="string">
            <text:p>x-3</text:p>
          </table:table-cell>
          <table:table-cell office:value-type="string">
            <text:p>Jourestraat 23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gokken</text:p>
          </table:table-cell>
          <table:table-cell table:number-columns-repeated="1018"/>
        </table:table-row>
        <table:table-row table:style-name="ro1">
          <table:table-cell office:value-type="string">
            <text:p>unilever</text:p>
          </table:table-cell>
          <table:table-cell office:value-type="string">
            <text:p>q-4</text:p>
          </table:table-cell>
          <table:table-cell office:value-type="string">
            <text:p>Jourestraat 24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stokken</text:p>
          </table:table-cell>
          <table:table-cell table:number-columns-repeated="1018"/>
        </table:table-row>
        <table:table-row table:style-name="ro1">
          <table:table-cell office:value-type="string">
            <text:p>Unilever</text:p>
          </table:table-cell>
          <table:table-cell office:value-type="string">
            <text:p>q-6</text:p>
          </table:table-cell>
          <table:table-cell office:value-type="string">
            <text:p>Jourestraat 25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rokken</text:p>
          </table:table-cell>
          <table:table-cell table:number-columns-repeated="1018"/>
        </table:table-row>
        <table:table-row table:style-name="ro1">
          <table:table-cell office:value-type="string">
            <text:p>unilever</text:p>
          </table:table-cell>
          <table:table-cell office:value-type="string">
            <text:p>q-8</text:p>
          </table:table-cell>
          <table:table-cell office:value-type="string">
            <text:p>Jourestraat 26</text:p>
          </table:table-cell>
          <table:table-cell office:value-type="string">
            <text:p>arnhem</text:p>
          </table:table-cell>
          <table:table-cell office:value-type="string">
            <text:p>the netherlands</text:p>
          </table:table-cell>
          <table:table-cell office:value-type="string">
            <text:p>mevr l. <text:s/>rokken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4/02/2017</text:date>, <text:time>17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6" meta:object-count="0"/>
    <meta:generator>OpenOffice/4.1.3$Unix OpenOffice.org_project/413m1$Build-9783</meta:generator>
  </office:meta>
</office:document-meta>
</file>